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ManagedConnectionImpl.getX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ManagedConnectionImpl.getConnection( Subject subject , ConnectionRequestInfo connectionRequ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ManagedConnectionImpl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removeConnectionEventListener( ConnectionEventListener connectionEvent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OdeManagedConnectio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deManagedConnectionImpl.OdeManagedConnectionImpl( OdeTransportPipe pipe , Subject subject , ConnectionRequestInfo connectionReques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deManagedConnectionImpl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addConnectionEventListener( ConnectionEventListener connectionEvent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connectionClosed( OdeConnectionImpl ode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associateConnection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ManagedConnectionImpl.get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getLocal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setLogWriter( PrintWriter lo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Impl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